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fill-color="#ffff99" draw:textarea-horizontal-align="justify" draw:textarea-vertical-align="middle" draw:auto-grow-height="false" fo:min-height="2.798cm" fo:min-width="11.057cm"/>
    </style:style>
    <style:style style:name="gr2" style:family="graphic" style:parent-style-name="standard">
      <style:graphic-properties svg:stroke-color="#000000" draw:fill-color="#ffff99" draw:textarea-horizontal-align="justify" draw:textarea-vertical-align="middle" draw:auto-grow-height="false" fo:min-height="1.655cm" fo:min-width="3.31cm"/>
    </style:style>
    <style:style style:name="gr3" style:family="graphic" style:parent-style-name="standard">
      <style:graphic-properties svg:stroke-color="#000000" draw:fill-color="#99cc99" draw:textarea-horizontal-align="justify" draw:textarea-vertical-align="middle" draw:auto-grow-height="false" fo:min-height="3.006cm" fo:min-width="3.3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887cm" fo:min-width="0cm" draw:shadow="hidden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68cm" fo:min-width="0cm"/>
    </style:style>
    <style:style style:name="gr6" style:family="graphic" style:parent-style-name="standard">
      <style:graphic-properties svg:stroke-color="#000000" draw:fill-color="#99cc99" draw:textarea-horizontal-align="justify" draw:textarea-vertical-align="middle" draw:auto-grow-height="false" fo:min-height="1.655cm" fo:min-width="3.3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0cm"/>
    </style:style>
    <style:style style:name="gr10" style:family="graphic" style:parent-style-name="standard">
      <style:graphic-properties draw:fill-color="#99cc99" draw:textarea-horizontal-align="justify" draw:textarea-vertical-align="middle" draw:auto-grow-height="false" fo:min-height="0.893cm" fo:min-width="4.326cm"/>
    </style:style>
    <style:style style:name="gr11" style:family="graphic" style:parent-style-name="standard">
      <style:graphic-properties svg:stroke-color="#000000" draw:fill-color="#ffff99" draw:textarea-horizontal-align="justify" draw:textarea-vertical-align="middle" draw:auto-grow-height="false" fo:min-height="0.449cm" fo:min-width="0.707cm"/>
    </style:style>
    <style:style style:name="gr12" style:family="graphic" style:parent-style-name="objectwithoutfill">
      <style:graphic-properties svg:stroke-width="0.025cm" draw:marker-start-width="0.266cm" draw:marker-end="Arrow" draw:marker-end-width="0.367cm" draw:fill="none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4" style:family="graphic" style:parent-style-name="standard">
      <style:graphic-properties draw:stroke="none" svg:stroke-color="#000000" draw:fill="none" draw:fill-color="#ffffff" fo:min-height="0cm"/>
    </style:style>
    <style:style style:name="gr15" style:family="graphic" style:parent-style-name="objectwithoutfill">
      <style:graphic-properties draw:stroke="dash" draw:stroke-dash="Ultrafine_20_2_20_Dots_20_3_20_Dashes" svg:stroke-width="0.025cm" draw:marker-start-width="0.266cm" draw:marker-end="Arrow" draw:marker-end-width="0.367cm" draw:fill="none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-color="#99cc99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557cm" svg:height="3.048cm" svg:x="3.032cm" svg:y="4.4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905cm" svg:x="3.986cm" svg:y="8.4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3.256cm" svg:x="8.577cm" svg:y="8.493cm">
          <text:p/>
          <draw:enhanced-geometry svg:viewBox="0 0 21600 21600" draw:type="rectangle" draw:enhanced-path="M 0 0 L 21600 0 21600 21600 0 21600 0 0 Z N"/>
        </draw:custom-shape>
        <draw:polygon draw:style-name="gr4" draw:text-style-name="P3" draw:layer="layout" svg:width="3.048cm" svg:height="2.667cm" svg:x="5.51cm" svg:y="10.397cm" svg:viewBox="0 0 3049 2668" draw:points="0,531 381,0 763,531 572,531 572,1100 2388,1100 2388,916 3049,1284 2388,1652 2388,1468 572,1468 572,2136 763,2136 381,2668 0,2136 190,2136 190,531">
          <text:p/>
        </draw:polygon>
        <draw:custom-shape draw:style-name="gr5" draw:text-style-name="P3" draw:layer="layout" svg:width="0.762cm" svg:height="1.27cm" svg:x="10.101cm" svg:y="11.77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3.81cm" svg:height="1.905cm" svg:x="3.986cm" svg:y="13.0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1.905cm" svg:x="8.577cm" svg:y="13.029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84cm" svg:height="0.962cm" svg:x="5.002cm" svg:y="9.001cm">
          <draw:text-box>
            <text:p>CPU</text:p>
          </draw:text-box>
        </draw:frame>
        <draw:frame draw:style-name="gr7" draw:text-style-name="P4" draw:layer="layout" svg:width="2.233cm" svg:height="0.962cm" svg:x="9.447cm" svg:y="9.563cm">
          <draw:text-box>
            <text:p>FPGA</text:p>
          </draw:text-box>
        </draw:frame>
        <draw:frame draw:style-name="gr8" draw:text-style-name="P4" draw:layer="layout" svg:width="1.912cm" svg:height="1.016cm" svg:x="6.272cm" svg:y="10.398cm">
          <draw:text-box>
            <text:p>PCIe</text:p>
          </draw:text-box>
        </draw:frame>
        <draw:frame draw:style-name="gr9" draw:text-style-name="P4" draw:layer="layout" svg:width="3.393cm" svg:height="0.962cm" svg:x="4.367cm" svg:y="13.573cm">
          <draw:text-box>
            <text:p>Host Mem</text:p>
          </draw:text-box>
        </draw:frame>
        <draw:frame draw:style-name="gr7" draw:text-style-name="P4" draw:layer="layout" svg:width="4.024cm" svg:height="0.962cm" svg:x="8.471cm" svg:y="13.5cm">
          <draw:text-box>
            <text:p>Device Mem</text:p>
          </draw:text-box>
        </draw:frame>
        <draw:custom-shape draw:style-name="gr10" draw:text-style-name="P2" draw:layer="layout" svg:width="4.826cm" svg:height="1.143cm" svg:x="5.191cm" svg:y="5.699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206cm" svg:height="0.962cm" svg:x="5.501cm" svg:y="5.789cm">
          <draw:text-box>
            <text:p>BFS Iteration</text:p>
          </draw:text-box>
        </draw:frame>
        <draw:custom-shape draw:style-name="gr11" draw:text-style-name="P1" xml:id="id1" draw:id="id1" draw:layer="layout" svg:width="2.413cm" svg:height="1.397cm" svg:x="11.541cm" svg:y="5.5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" draw:text-style-name="P5" xml:id="id2" draw:id="id2" draw:layer="layout" svg:x1="2.143cm" svg:y1="6.27cm" svg:x2="5.191cm" svg:y2="6.27cm">
          <text:p/>
        </draw:line>
        <draw:line draw:style-name="gr12" draw:text-style-name="P5" draw:layer="layout" svg:x1="10.017cm" svg:y1="6.27cm" svg:x2="11.668cm" svg:y2="6.27cm">
          <text:p/>
        </draw:line>
        <draw:connector draw:style-name="gr12" draw:text-style-name="P5" draw:layer="layout" svg:x1="12.748cm" svg:y1="5.572cm" svg:x2="3.667cm" svg:y2="6.27cm" draw:start-shape="id1" draw:start-glue-point="4" draw:end-shape="id2" draw:end-glue-point="0" svg:d="M12748 5572v-502h-9081v1200" svg:viewBox="0 0 9082 1201">
          <text:p/>
        </draw:connector>
        <draw:line draw:style-name="gr12" draw:text-style-name="P5" draw:layer="layout" svg:x1="13.908cm" svg:y1="6.27cm" svg:x2="15.559cm" svg:y2="6.27cm">
          <text:p/>
        </draw:line>
        <draw:frame draw:style-name="gr7" draw:text-style-name="P4" draw:layer="layout" svg:width="1.628cm" svg:height="0.962cm" svg:x="11.945cm" svg:y="5.753cm">
          <draw:text-box>
            <text:p>End</text:p>
          </draw:text-box>
        </draw:frame>
        <draw:frame draw:style-name="gr13" draw:text-style-name="P4" draw:layer="layout" svg:width="0.959cm" svg:height="0.962cm" svg:x="12.684cm" svg:y="4.61cm">
          <draw:text-box>
            <text:p>N</text:p>
          </draw:text-box>
        </draw:frame>
        <draw:frame draw:style-name="gr14" draw:text-style-name="P4" draw:layer="layout" svg:width="0.127cm" svg:height="0.962cm" svg:x="13.908cm" svg:y="6.461cm">
          <draw:text-box>
            <text:p>Y</text:p>
          </draw:text-box>
        </draw:frame>
        <draw:line draw:style-name="gr15" draw:text-style-name="P5" draw:layer="layout" svg:x1="6.526cm" svg:y1="7.604cm" svg:x2="5.764cm" svg:y2="8.493cm">
          <text:p/>
        </draw:line>
        <draw:line draw:style-name="gr15" draw:text-style-name="P5" draw:layer="layout" svg:x1="9.193cm" svg:y1="6.842cm" svg:x2="10.59cm" svg:y2="8.493cm">
          <text:p/>
        </draw:line>
        <draw:frame draw:style-name="gr16" draw:text-style-name="P4" draw:layer="layout" svg:width="1.738cm" svg:height="0.962cm" svg:x="7.985cm" svg:y="3.34cm">
          <draw:text-box>
            <text:p>BF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11:14:09.140298877</meta:creation-date>
    <meta:generator>LibreOffice/5.1.6.2$Linux_X86_64 LibreOffice_project/10m0$Build-2</meta:generator>
    <dc:date>2017-11-03T12:06:02.441204112</dc:date>
    <meta:editing-duration>PT41M26S</meta:editing-duration>
    <meta:editing-cycles>6</meta:editing-cycles>
    <meta:document-statistic meta:object-count="25"/>
  </office:meta>
</office:document-meta>
</file>